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hi Square Test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Observ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yed </text:p>
          </table:table-cell>
          <table:table-cell office:value-type="string" calcext:value-type="string">
            <text:p>Exited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office:value-type="float" office:value="4559" calcext:value-type="float">
            <text:p>4559</text:p>
          </table:table-cell>
          <table:table-cell office:value-type="float" office:value="898" calcext:value-type="float">
            <text:p>898</text:p>
          </table:table-cell>
          <table:table-cell table:formula="of:=SUM([.B5:.C5])"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float" office:value="3404" calcext:value-type="float">
            <text:p>3404</text:p>
          </table:table-cell>
          <table:table-cell office:value-type="float" office:value="1139" calcext:value-type="float">
            <text:p>1139</text:p>
          </table:table-cell>
          <table:table-cell table:formula="of:=SUM([.B6:.C6])" office:value-type="float" office:value="4543" calcext:value-type="float">
            <text:p>4543</text:p>
          </table:table-cell>
        </table:table-row>
        <table:table-row table:style-name="ro1">
          <table:table-cell/>
          <table:table-cell table:formula="of:=SUM([.B5:.B6])" office:value-type="float" office:value="7963" calcext:value-type="float">
            <text:p>7963</text:p>
          </table:table-cell>
          <table:table-cell table:formula="of:=SUM([.C5:.C6])" office:value-type="float" office:value="2037" calcext:value-type="float">
            <text:p>2037</text:p>
          </table:table-cell>
          <table:table-cell table:formula="of:=SUM([.B7:.C7])" office:value-type="float" office:value="10000" calcext:value-type="float">
            <text:p>1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Expect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ayed </text:p>
          </table:table-cell>
          <table:table-cell office:value-type="string" calcext:value-type="string">
            <text:p>Exited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 table:formula="of:=[.B$7]/[.$D$7]*[.$D5]" office:value-type="float" office:value="4345.4091" calcext:value-type="float">
            <text:p>4345.4091</text:p>
          </table:table-cell>
          <table:table-cell table:formula="of:=[.C$7]/[.$D$7]*[.$D5]" office:value-type="float" office:value="1111.5909" calcext:value-type="float">
            <text:p>1111.5909</text:p>
          </table:table-cell>
          <table:table-cell table:formula="of:=SUM([.B11:.C11])" office:value-type="float" office:value="5457" calcext:value-type="float">
            <text:p>5457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table:formula="of:=[.B$7]/[.$D$7]*[.$D6]" office:value-type="float" office:value="3617.5909" calcext:value-type="float">
            <text:p>3617.5909</text:p>
          </table:table-cell>
          <table:table-cell table:formula="of:=[.C$7]/[.$D$7]*[.$D6]" office:value-type="float" office:value="925.4091" calcext:value-type="float">
            <text:p>925.4091</text:p>
          </table:table-cell>
          <table:table-cell table:formula="of:=SUM([.B12:.C12])" office:value-type="float" office:value="4543" calcext:value-type="float">
            <text:p>4543</text:p>
          </table:table-cell>
        </table:table-row>
        <table:table-row table:style-name="ro1">
          <table:table-cell/>
          <table:table-cell table:formula="of:=SUM([.B11:.B12])" office:value-type="float" office:value="7963" calcext:value-type="float">
            <text:p>7963</text:p>
          </table:table-cell>
          <table:table-cell table:formula="of:=SUM([.C11:.C12])" office:value-type="float" office:value="2037" calcext:value-type="float">
            <text:p>2037</text:p>
          </table:table-cell>
          <table:table-cell table:formula="of:=SUM([.D11:.D12])" office:value-type="float" office:value="10000" calcext:value-type="float">
            <text:p>1000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P Value</text:p>
          </table:table-cell>
          <table:table-cell table:formula="of:=LEGACY.CHITEST([.B5:.C6];[.B11:.C12])" office:value-type="float" office:value="1.72041498748408E-026" calcext:value-type="float">
            <text:p>1.72041498748408E-26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Sig Level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/>
          <table:table-cell table:formula="of:=IF([.B15]&lt;[.B16]; &quot;Not Random&quot;; &quot;Independent&quot;)" office:value-type="string" office:string-value="Not Random" calcext:value-type="string">
            <text:p>Not Random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1:16:10.899548536</meta:creation-date>
    <dc:date>2017-10-18T11:25:15.226227540</dc:date>
    <meta:editing-duration>PT9M4S</meta:editing-duration>
    <meta:editing-cycles>1</meta:editing-cycles>
    <meta:document-statistic meta:table-count="1" meta:cell-count="34" meta:object-count="0"/>
    <meta:generator>LibreOffice/5.1.6.2$Linux_X86_64 LibreOffice_project/10m0$Build-2</meta:generator>
  </office:meta>
</office:document-meta>
</file>